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6e448" officeooo:paragraph-rsid="0016e448"/>
    </style:style>
    <style:style style:name="P2" style:family="paragraph" style:parent-style-name="normal">
      <style:text-properties officeooo:rsid="0032dc05" officeooo:paragraph-rsid="0019e071"/>
    </style:style>
    <style:style style:name="P3" style:family="paragraph" style:parent-style-name="normal">
      <style:text-properties officeooo:rsid="001ac958" officeooo:paragraph-rsid="001ac958"/>
    </style:style>
    <style:style style:name="P4" style:family="paragraph" style:parent-style-name="normal">
      <style:text-properties officeooo:rsid="001be4d3" officeooo:paragraph-rsid="001be4d3"/>
    </style:style>
    <style:style style:name="P5" style:family="paragraph" style:parent-style-name="normal">
      <style:text-properties officeooo:rsid="001be4d3" officeooo:paragraph-rsid="001f275a"/>
    </style:style>
    <style:style style:name="P6" style:family="paragraph" style:parent-style-name="normal">
      <style:text-properties officeooo:rsid="001f275a" officeooo:paragraph-rsid="001f275a"/>
    </style:style>
    <style:style style:name="P7" style:family="paragraph" style:parent-style-name="normal">
      <style:text-properties officeooo:rsid="001fc7a4" officeooo:paragraph-rsid="001fc7a4"/>
    </style:style>
    <style:style style:name="T1" style:family="text">
      <style:text-properties officeooo:rsid="0019e071"/>
    </style:style>
    <style:style style:name="T2" style:family="text">
      <style:text-properties officeooo:rsid="001be4d3"/>
    </style:style>
    <style:style style:name="T3" style:family="text">
      <style:text-properties officeooo:rsid="001c6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ULO 3</text:p>
      <text:p text:style-name="P2"/>
      <text:p text:style-name="P2"><text:span text:style-name="T1">O</text:span>ptimización e implementación de multiprocesamiento <text:span text:style-name="T1">con OpenMP</text:span> <text:span text:style-name="T1">en Fortran </text:span>para una aplicación legacy de Dinámica de Fluidos.</text:p>
      <text:p text:style-name="P2"/>
      <text:p text:style-name="P4">3.1 Introducción</text:p>
      <text:p text:style-name="P3"/>
      <text:p text:style-name="P5">En <text:span text:style-name="T3">los capítulos anteriores presentamos tanto la problemática por la cual surge la idea y la necesidad de paralelización en la programación, como cuales serían las herramientas a utilizar, en nuestro caso OpenMP bajo Fortran. </text:span></text:p>
      <text:p text:style-name="P5"><text:span text:style-name="T3">La elección del lenguaje Fortran es debido a que el usuario de la aplicación utilizada es también su creador, de manera que para hacer lo mas transparente posible el cambio se decide no alterar este aspecto del programa.</text:span></text:p>
      <text:p text:style-name="P6">Con Fortran como base, y teniendo en cuenta la estructura del programa con un análisis inicial del mismo, debido a las características de programa estructurado, monolítico y no modularizado, se elige orientar la solución a aplicar concurrencia en un entorno de Memoria Compartida y buscar aplicar paralelización en un entorno de un equipo multiprocesador.</text:p>
      <text:p text:style-name="P6"/>
      <text:p text:style-name="P3"/>
      <text:p text:style-name="P3">3.<text:span text:style-name="T2">2</text:span> Análisis de la aplicación.</text:p>
      <text:p text:style-name="P3"/>
      <text:p text:style-name="P7">Vista inicial</text:p>
      <text:p text:style-name="P7">Análisis de gprof</text:p>
      <text:p text:style-name="P7">Selección estrategia de optimización</text:p>
      <text:p text:style-name="P3"/>
      <text:p text:style-name="P3">3.<text:span text:style-name="T2">3</text:span> Optimización lineal del código Fortran.</text:p>
      <text:p text:style-name="P3"/>
      <text:p text:style-name="P3">3.<text:span text:style-name="T2">4</text:span> Optimización Paralela para Multiprocesamiento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normal" style:family="paragraph" style:default-outline-level="">
      <style:paragraph-properties fo:margin-top="0in" fo:margin-bottom="0in" style:contextual-spacing="false" fo:line-height="100%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8T19:36:41.930547916</meta:creation-date>
    <dc:date>2014-06-18T23:38:33.444608878</dc:date>
    <meta:editing-duration>PT3H16M38S</meta:editing-duration>
    <meta:editing-cycles>8</meta:editing-cycles>
    <meta:generator>LibreOffice/4.2.4.2$Linux_X86_64 LibreOffice_project/420m0$Build-2</meta:generator>
    <meta:document-statistic meta:table-count="0" meta:image-count="0" meta:object-count="0" meta:page-count="1" meta:paragraph-count="12" meta:word-count="173" meta:character-count="1139" meta:non-whitespace-character-count="977"/>
  </office:meta>
</office:document-meta>
</file>